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Heading_20_1">
      <style:text-properties officeooo:paragraph-rsid="0005bb33"/>
    </style:style>
    <style:style style:name="P3" style:family="paragraph" style:parent-style-name="Text_20_body">
      <style:text-properties fo:color="#ffffff" loext:opacity="100%"/>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Quotations">
      <style:text-properties officeooo:rsid="000c1418" officeooo:paragraph-rsid="000c1418"/>
    </style:style>
    <style:style style:name="P27" style:family="paragraph" style:parent-style-name="Text_20_body" style:list-style-name="L7"/>
    <style:style style:name="P28" style:family="paragraph" style:parent-style-name="Preformatted_20_Text">
      <style:paragraph-properties fo:margin-top="0cm" fo:margin-bottom="0.499cm" style:contextual-spacing="false"/>
      <style:text-properties officeooo:paragraph-rsid="00118fa2"/>
    </style:style>
    <style:style style:name="P29" style:family="paragraph" style:parent-style-name="Heading_20_2">
      <style:paragraph-properties fo:margin-top="0cm" fo:margin-bottom="0.499cm" style:contextual-spacing="false"/>
      <style:text-properties officeooo:paragraph-rsid="00118fa2"/>
    </style:style>
    <style:style style:name="P30"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1" style:family="paragraph" style:parent-style-name="Text_20_body">
      <style:paragraph-properties fo:margin-top="0cm" fo:margin-bottom="0.499cm" style:contextual-spacing="false"/>
      <style:text-properties fo:color="#2a6099" loext:opacity="100%" style:font-name="Liberation Serif" style:font-name-asian="NSimSun" style:font-size-asian="12pt" style:font-name-complex="Liberation Mono"/>
    </style:style>
    <style:style style:name="P32"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3" style:family="paragraph" style:parent-style-name="Text_20_body">
      <style:paragraph-properties fo:margin-left="0cm" fo:margin-right="0cm" fo:text-indent="0cm" style:auto-text-indent="false"/>
      <style:text-properties fo:color="#2a6099" loext:opacity="100%" style:font-name="Liberation Serif" style:font-name-asian="NSimSun" style:font-size-asian="12pt" style:font-name-complex="Liberation Mono"/>
    </style:style>
    <style:style style:name="P34"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5"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36"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37" style:family="paragraph" style:parent-style-name="Heading_20_3">
      <style:paragraph-properties fo:margin-top="0cm" fo:margin-bottom="0.499cm" style:contextual-spacing="false"/>
      <style:text-properties fo:color="#2a6099" loext:opacity="100%" style:font-name="Liberation Serif" fo:font-size="14pt" style:font-name-asian="NSimSun" style:font-size-asian="14pt" style:font-name-complex="Liberation Mono" style:font-size-complex="14pt"/>
    </style:style>
    <style:style style:name="P38"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39" style:family="paragraph" style:parent-style-name="Quotations">
      <style:text-properties style:font-name="Liberation Serif" style:font-name-asian="NSimSun" style:font-size-asian="12pt" style:font-name-complex="Liberation Mono"/>
    </style:style>
    <style:style style:name="T1" style:family="text">
      <style:text-properties officeooo:rsid="0005bb33"/>
    </style:style>
    <style:style style:name="T2" style:family="text">
      <style:text-properties fo:font-weight="bold"/>
    </style:style>
    <style:style style:name="T3" style:family="text">
      <style:text-properties fo:font-weight="bold" officeooo:rsid="0005bb33"/>
    </style:style>
    <style:style style:name="T4" style:family="text">
      <style:text-properties officeooo:rsid="0005dfc2"/>
    </style:style>
    <style:style style:name="T5" style:family="text">
      <style:text-properties fo:color="#ffffff" loext:opacity="100%"/>
    </style:style>
    <style:style style:name="T6" style:family="text">
      <style:text-properties fo:color="#2a6099" loext:opacity="100%"/>
    </style:style>
    <style:style style:name="T7" style:family="text">
      <style:text-properties fo:color="#2a6099" loext:opacity="100%" officeooo:rsid="00141d32"/>
    </style:style>
    <style:style style:name="T8" style:family="text">
      <style:text-properties officeooo:rsid="00141d32"/>
    </style:style>
    <style:style style:name="T9" style:family="text">
      <style:text-properties officeooo:rsid="0006a82e"/>
    </style:style>
    <style:style style:name="T10" style:family="text">
      <style:text-properties fo:font-style="italic"/>
    </style:style>
    <style:style style:name="T11" style:family="text">
      <style:text-properties fo:font-weight="bold" officeooo:rsid="000a18cb"/>
    </style:style>
    <style:style style:name="T12" style:family="text">
      <style:text-properties officeooo:rsid="000840a7"/>
    </style:style>
    <style:style style:name="T13" style:family="text">
      <style:text-properties style:font-name="Liberation Serif" fo:font-size="12pt" officeooo:rsid="000a18cb" style:font-size-asian="12pt" style:font-size-complex="12pt"/>
    </style:style>
    <style:style style:name="T14" style:family="text">
      <style:text-properties style:font-name="Liberation Serif" fo:font-size="12pt" officeooo:rsid="000b8578" style:font-size-asian="12pt" style:font-size-complex="12pt"/>
    </style:style>
    <style:style style:name="T15" style:family="text">
      <style:text-properties fo:font-size="10pt" officeooo:rsid="000b8578" style:font-size-asian="10pt" style:font-size-complex="10pt"/>
    </style:style>
    <style:style style:name="T16" style:family="text">
      <style:text-properties officeooo:rsid="000a18cb"/>
    </style:style>
    <style:style style:name="T17" style:family="text">
      <style:text-properties officeooo:rsid="000b8578"/>
    </style:style>
    <style:style style:name="T18" style:family="text">
      <style:text-properties style:font-name="Liberation Serif" fo:font-size="12pt" officeooo:rsid="00118fa2" style:font-size-asian="12pt" style:font-size-complex="12pt"/>
    </style:style>
    <style:style style:name="T19" style:family="text">
      <style:text-properties fo:color="#2a6099" loext:opacity="100%" style:font-name="Liberation Serif" fo:font-size="18pt" style:font-name-asian="NSimSun" style:font-size-asian="18pt" style:font-name-complex="Liberation Mono" style:font-size-complex="18pt"/>
    </style:style>
    <style:style style:name="T20" style:family="text">
      <style:text-properties fo:color="#2a6099" loext:opacity="100%" fo:font-size="14pt" style:font-size-asian="14pt" style:font-size-complex="14pt"/>
    </style:style>
    <style:style style:name="T21" style:family="text">
      <style:text-properties fo:color="#2a6099" loext:opacity="100%" fo:font-weight="bold"/>
    </style:style>
    <style:style style:name="T22" style:family="text">
      <style:text-properties fo:color="#2a6099" loext:opacity="100%" style:font-name="Liberation Serif" officeooo:rsid="00122dcc"/>
    </style:style>
    <style:style style:name="T23" style:family="text">
      <style:text-properties fo:color="#2a6099" loext:opacity="100%" fo:font-style="italic"/>
    </style:style>
    <style:style style:name="T24" style:family="text">
      <style:text-properties style:font-name="Liberation Serif" fo:font-size="12pt" style:font-size-asian="12pt" style:font-size-complex="12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P2" text:outline-level="1">Module 1 : Fondations et <text:span text:style-name="T1">Syntaxe</text:span></text:h>
      <text:h text:style-name="Heading_20_2" text:outline-level="2">Introduction</text:h>
      <text:p text:style-name="P3">Bienvenue dans ce parcours de formation dédié à <text:span text:style-name="T2">Rust</text:span>, le langage qui réconcilie enfin la performance brute du C++ avec la sécurité absolue de la mémoire. </text:p>
      <text:p text:style-name="Horizontal_20_Line"/>
      <text:h text:style-name="Heading_20_2" text:outline-level="2"><text:span text:style-name="T1">1</text:span> : Pourquoi Rust ? </text:h>
      <text:h text:style-name="Heading_20_3" text:outline-level="3">1.1. Le problème du C/C++</text:h>
      <text:p text:style-name="P4">En programmation système <text:span text:style-name="T1">comme en C/C++</text:span>, la gestion de la mémoire est manuelle, <text:span text:style-name="T1">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3">(Segmentation Fault)</text:span> : <text:span text:style-name="T1">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Vous libérez une zone mémoire, mais une autre partie d<text:span text:style-name="T1">u</text:span> programme essaie encore de l'utiliser. C'est la porte ouverte aux pirates pour injecter du code malveillant. </text:p>
        </text:list-item>
        <text:list-item>
          <text:p text:style-name="P5"><text:span text:style-name="T2">La double libération (Double-free) :</text:span> Vous essayez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4">Mais les programmes peuvent être ralentis car ce Garbage Collector scanne en permanence la mémoire pour trouver quoi supprimer.</text:span></text:p>
      <text:p text:style-name="P4"><text:span text:style-name="T1">Rust </text:span>utilise <text:span text:style-name="T4">donc</text:span><text:span text:style-name="T1"> </text:span>un concept unique : l'<text:span text:style-name="T2">Ownership</text:span> (Propriété).</text:p>
      <text:list text:style-name="L2">
        <text:list-item>
          <text:p text:style-name="P7">Chaque donnée a un seul "propriétaire" <text:span text:style-name="T1">(ou owner)</text:span>.</text:p>
        </text:list-item>
        <text:list-item>
          <text:p text:style-name="P7">Quand le propriétaire sort du champ d'application (scope), la mémoire est libérée automatiquement <text:span text:style-name="T4">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5">{ <text:s text:c="21"/>// Le scope n'a pas encore commencé</text:span></text:span></text:p>
      <text:p text:style-name="P9"><text:soft-page-break/><text:span text:style-name="Source_20_Text"><text:span text:style-name="T5"><text:s text:c="4"/>let s = "hello"; <text:s text:c="2"/>// s est valide à partir d'ici</text:span></text:span></text:p>
      <text:p text:style-name="P9"><text:span text:style-name="Source_20_Text"><text:span text:style-name="T5"><text:s text:c="4"/>// on utilise s...</text:span></text:span></text:p>
      <text:p text:style-name="P9"><text:span text:style-name="Source_20_Text"><text:span text:style-name="T5">}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text:span text:style-name="T6">1.</text:span><text:span text:style-name="T7">3</text:span><text:span text:style-name="T6">. </text:span><text:span text:style-name="T7">Présentation du projet fil rouge</text:span><text:span text:style-name="T8"><text:line-break/><text:line-break/></text:span><text:span text:style-name="T7">(plus tard)</text:span></text:h>
      <text:p text:style-name="Horizontal_20_Line"/>
      <text:h text:style-name="Heading_20_2" text:outline-level="2">2 : Installation <text:span text:style-name="T9">&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0">Linux/macOS :</text:span> <text:span text:style-name="Source_20_Text">curl --proto '=https' --tlsv1.2 -sSf https://sh.rustup.rs | sh</text:span></text:p>
            </text:list-item>
            <text:list-item>
              <text:p text:style-name="P13"><text:span text:style-name="T10">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1">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9">2.3</text:span> : Création du projet "task-cli" <text:span text:style-name="T9">et initialisation avec Cargo</text:span></text:h>
      <text:p text:style-name="Text_20_body">Nous allons initialiser le projet qui nous servira de fil rouge durant tout le <text:span text:style-name="T12">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3"><text:tab/>Il faut ensuite redémarrer le terminal </text:span></text:span><text:span text:style-name="Source_20_Text"><text:span text:style-name="T14">et se placer dans le projet : </text:span></text:span></text:p>
      <text:p text:style-name="P23"><text:span text:style-name="Source_20_Text"><text:span text:style-name="T15"><text:tab/>cd task-cli</text:span></text:span></text:p>
      <text:list text:continue-numbering="true" text:style-name="L5">
        <text:list-item>
          <text:p text:style-name="P20">Observez la structure générée <text:span text:style-name="T16">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7">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Preformatted_20_Text"><text:span text:style-name="Source_20_Text">fn main() {</text:span></text:p>
      <text:p text:style-name="Preformatted_20_Text"><text:span text:style-name="Source_20_Text"><text:s text:c="4"/>println!("Hello, world!");</text:span></text:p>
      <text:p text:style-name="P22"><text:span text:style-name="Source_20_Text">}</text:span></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6">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7"><text:soft-page-break/><text:span text:style-name="Source_20_Text"><text:span text:style-name="T2">cargo check</text:span></text:span> : Vérifie si le code compile sans créer de fichier exécutable (très rapide, à utiliser tout le temps pendant qu'on code).</text:p>
        </text:list-item>
        <text:list-item>
          <text:p text:style-name="P27"><text:span text:style-name="Source_20_Text"><text:span text:style-name="T2">cargo build</text:span></text:span> : Compile le projet et crée un exécutable dans le dossier <text:span text:style-name="Source_20_Text">target/debug</text:span>.</text:p>
        </text:list-item>
        <text:list-item>
          <text:p text:style-name="P27"><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Preformatted_20_Text"><text:span text:style-name="Source_20_Text">fn main() {</text:span></text:p>
      <text:p text:style-name="Preformatted_20_Text"><text:span text:style-name="Source_20_Text"><text:s text:c="4"/>let name = "Utilisateur";</text:span></text:p>
      <text:p text:style-name="Preformatted_20_Text"><text:span text:style-name="Source_20_Text"><text:s text:c="4"/>let app_name = "Task-CLI";</text:span></text:p>
      <text:p text:style-name="Preformatted_20_Text"><text:span text:style-name="Source_20_Text"/></text:p>
      <text:p text:style-name="Preformatted_20_Text"><text:span text:style-name="Source_20_Text"><text:s text:c="4"/>println!(" <text:s text:c="2"/>{}", app_name);</text:span></text:p>
      <text:p text:style-name="Preformatted_20_Text"><text:span text:style-name="Source_20_Text"><text:s text:c="4"/>println!(" <text:s text:c="2"/>Bienvenue, {} !", name);</text:span></text:p>
      <text:p text:style-name="Preformatted_20_Text"><text:span text:style-name="Source_20_Text"><text:s text:c="4"/></text:span></text:p>
      <text:p text:style-name="Preformatted_20_Text"><text:span text:style-name="Source_20_Text"><text:s text:c="4"/>println!("\nVoici vos tâches du jour :");</text:span></text:p>
      <text:p text:style-name="Preformatted_20_Text"><text:span text:style-name="Source_20_Text"><text:s text:c="4"/>println!("1. [ ] Apprendre les bases de Rust");</text:span></text:p>
      <text:p text:style-name="Preformatted_20_Text"><text:span text:style-name="Source_20_Text"><text:s text:c="4"/>println!("2. [ ] Configurer mon environnement");</text:span></text:p>
      <text:p text:style-name="P22"><text:span text:style-name="Source_20_Text">}</text:span></text:p>
      <text:p text:style-name="P28"><text:span text:style-name="Source_20_Text"><text:span text:style-name="T18">fn = déclaration d’une fonction</text:span></text:span><text:span text:style-name="Source_20_Text"><text:span text:style-name="T18"><text:line-break/>main = nom spécial réservé au point d’entrée du programme, sans cela le compilateur ne sait pas par ou commencer<text:line-break/>Les accolades délimitent le scope.</text:span></text:span></text:p>
      <text:p text:style-name="P28"><text:span text:style-name="Source_20_Text"><text:span text:style-name="T18">Les accolades à l’intérieur du println représente le PlaceHolder. La variable déclarée après la virgule ira se placer ici. </text:span></text:span></text:p>
      <text:h text:style-name="P29" text:outline-level="2"><text:span text:style-name="Source_20_Text"><text:span text:style-name="T19">4 — Variables, Mutabilité &amp; Types</text:span></text:span></text:h>
      <text:h text:style-name="P30" text:outline-level="3"><text:span text:style-name="T20">4.1. L'immuabilité par défaut (</text:span><text:span text:style-name="Source_20_Text"><text:span text:style-name="T20">let</text:span></text:span><text:span text:style-name="T20"> vs </text:span><text:span text:style-name="Source_20_Text"><text:span text:style-name="T20">mut</text:span></text:span><text:span text:style-name="T20">)</text:span></text:h>
      <text:p text:style-name="P31">Dans la plupart des langages (Python, JS, C++), une variable peut être modifiée n'importe quand. En Rust, c'est l'inverse : <text:span text:style-name="T2">une variable est "gelée" par défaut.</text:span></text:p>
      <text:p text:style-name="P32"><text:span text:style-name="T21">Exercice :</text:span><text:span text:style-name="T6"> Testez ce code dans votre </text:span><text:span text:style-name="Source_20_Text"><text:span text:style-name="T6">main.rs</text:span></text:span><text:span text:style-name="T6"> :</text:span></text:p>
      <text:p text:style-name="P33">Rust</text:p>
      <text:p text:style-name="P34"><text:span text:style-name="Source_20_Text"><text:span text:style-name="T6">fn main() {</text:span></text:span></text:p>
      <text:p text:style-name="P34"><text:span text:style-name="Source_20_Text"><text:span text:style-name="T6"><text:s text:c="4"/>let tasks_completed = 0;</text:span></text:span></text:p>
      <text:p text:style-name="P34"><text:soft-page-break/><text:span text:style-name="Source_20_Text"><text:span text:style-name="T6"><text:s text:c="4"/>tasks_completed = 1; </text:span></text:span></text:p>
      <text:p text:style-name="P34"><text:span text:style-name="Source_20_Text"><text:span text:style-name="T6">}</text:span></text:span></text:p>
      <text:p text:style-name="P35"><text:span text:style-name="Source_20_Text"><text:span text:style-name="T22">Ici il y aura une erreur de compilation, car la variable ne peut pas être modifiée</text:span></text:span></text:p>
      <text:p text:style-name="P32"><text:span text:style-name="T6">Pour autoriser la modification, vous devez ajouter le mot-clé </text:span><text:span text:style-name="Source_20_Text"><text:span text:style-name="T21">mut</text:span></text:span><text:span text:style-name="T6"> (pour </text:span><text:span text:style-name="T23">mutable</text:span><text:span text:style-name="T6">) :</text:span></text:p>
      <text:p text:style-name="P33">Rust</text:p>
      <text:p text:style-name="P34"><text:span text:style-name="Source_20_Text"><text:span text:style-name="T6">fn main() {</text:span></text:span></text:p>
      <text:p text:style-name="P34"><text:span text:style-name="Source_20_Text"><text:span text:style-name="T6"><text:s text:c="4"/>let mut tasks_completed = 0;</text:span></text:span></text:p>
      <text:p text:style-name="P34"><text:span text:style-name="Source_20_Text"><text:span text:style-name="T6"><text:s text:c="4"/>tasks_completed = 1; </text:span></text:span></text:p>
      <text:p text:style-name="P34"><text:span text:style-name="Source_20_Text"><text:span text:style-name="T6"><text:s text:c="4"/>println!("Tâches terminées : {}", tasks_completed);</text:span></text:span></text:p>
      <text:p text:style-name="P34"><text:span text:style-name="Source_20_Text"><text:span text:style-name="T6">}</text:span></text:span></text:p>
      <text:p text:style-name="P35"><text:span text:style-name="Source_20_Text"><text:span text:style-name="T22">Ici, en utilisant let mut, la variable peut être modifiée</text:span></text:span></text:p>
      <text:p text:style-name="P36"/>
      <text:h text:style-name="P37" text:outline-level="3">4.2. Les Types Primitifs</text:h>
      <text:p text:style-name="P31">Rust est un langage <text:span text:style-name="T2">statiquement typé</text:span> : il doit connaître le type de chaque donnée. Même s'il le devine souvent tout seul, il est important de les connaître :</text:p>
      <text:list text:style-name="L8">
        <text:list-item>
          <text:p text:style-name="P38"><text:span text:style-name="T21">Entiers :</text:span><text:span text:style-name="T6"> </text:span><text:span text:style-name="Source_20_Text"><text:span text:style-name="T6">i32</text:span></text:span><text:span text:style-name="T6"> (entier 32 bits signé), </text:span><text:span text:style-name="Source_20_Text"><text:span text:style-name="T6">u32</text:span></text:span><text:span text:style-name="T6"> (non signé, uniquement positif).</text:span></text:p>
        </text:list-item>
        <text:list-item>
          <text:p text:style-name="P38"><text:span text:style-name="T21">Flottants :</text:span><text:span text:style-name="T6"> </text:span><text:span text:style-name="Source_20_Text"><text:span text:style-name="T6">f64</text:span></text:span><text:span text:style-name="T6"> (nombres à virgule).</text:span></text:p>
        </text:list-item>
        <text:list-item>
          <text:p text:style-name="P38"><text:span text:style-name="T21">Booléens :</text:span><text:span text:style-name="T6"> </text:span><text:span text:style-name="Source_20_Text"><text:span text:style-name="T6">bool</text:span></text:span><text:span text:style-name="T6"> (</text:span><text:span text:style-name="Source_20_Text"><text:span text:style-name="T6">true</text:span></text:span><text:span text:style-name="T6"> ou </text:span><text:span text:style-name="Source_20_Text"><text:span text:style-name="T6">false</text:span></text:span><text:span text:style-name="T6">).</text:span></text:p>
        </text:list-item>
        <text:list-item>
          <text:p text:style-name="P38"><text:span text:style-name="T21">Caractères :</text:span><text:span text:style-name="T6"> </text:span><text:span text:style-name="Source_20_Text"><text:span text:style-name="T6">char</text:span></text:span><text:span text:style-name="T6"> (ex: </text:span><text:span text:style-name="Source_20_Text"><text:span text:style-name="T6">'A'</text:span></text:span><text:span text:style-name="T6">, attention on utilise des simples quotes).</text:span></text:p>
        </text:list-item>
      </text:list>
      <text:p text:style-name="P32"><text:span text:style-name="T21">Syntaxe :</text:span><text:span text:style-name="T6"> </text:span><text:span text:style-name="Source_20_Text"><text:span text:style-name="T6">let score: i32 = 100;</text:span></text:span><text:span text:style-name="T6"> (On ajoute </text:span><text:span text:style-name="Source_20_Text"><text:span text:style-name="T6">: type</text:span></text:span><text:span text:style-name="T6"> après le nom).</text:span></text:p>
      <text:p text:style-name="P36"/>
      <text:h text:style-name="P37" text:outline-level="3">4.3. Le Shadowing (Masquage)</text:h>
      <text:p text:style-name="P32"><text:span text:style-name="T6">Le </text:span><text:span text:style-name="T23">Shadowing</text:span><text:span text:style-name="T6"> est une particularité de Rust. On peut déclarer une nouvelle variable avec le </text:span><text:span text:style-name="T21">même nom</text:span><text:span text:style-name="T6"> qu'une précédente. Cela permet de "transformer" une donnée sans créer des noms complexes comme </text:span><text:span text:style-name="Source_20_Text"><text:span text:style-name="T6">data_string</text:span></text:span><text:span text:style-name="T6">, </text:span><text:span text:style-name="Source_20_Text"><text:span text:style-name="T6">data_int</text:span></text:span><text:span text:style-name="T6">.</text:span></text:p>
      <text:p text:style-name="P33">Rust</text:p>
      <text:p text:style-name="P34"><text:span text:style-name="Source_20_Text"><text:span text:style-name="T6">let space = " <text:s text:c="2"/>"; <text:s text:c="6"/>// Un texte avec des espaces</text:span></text:span></text:p>
      <text:p text:style-name="P34"><text:soft-page-break/><text:span text:style-name="Source_20_Text"><text:span text:style-name="T6">let space = space.len(); // On "masque" l'ancien 'space' par sa longueur (un nombre)</text:span></text:span></text:p>
      <text:p text:style-name="P39"><text:span text:style-name="T21">Différence avec </text:span><text:span text:style-name="Source_20_Text"><text:span text:style-name="T21">mut</text:span></text:span><text:span text:style-name="T21"> :</text:span><text:span text:style-name="T6"> Avec </text:span><text:span text:style-name="Source_20_Text"><text:span text:style-name="T6">mut</text:span></text:span><text:span text:style-name="T6">, on change la </text:span><text:span text:style-name="T21">valeur</text:span><text:span text:style-name="T6">. Avec le shadowing, on crée une </text:span><text:span text:style-name="T21">nouvelle variable</text:span><text:span text:style-name="T6"> qui remplace l'ancienne (on peut même changer de type !).</text:span></text:p>
      <text:p text:style-name="P36"/>
      <text:h text:style-name="P37" text:outline-level="3">4.4. Application : Stocker un titre de tâche</text:h>
      <text:p text:style-name="P28"><text:span text:style-name="Source_20_Text"><text:span text:style-name="T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2-27T14:39:42.312135600</dc:date>
    <meta:editing-duration>PT2H42M33S</meta:editing-duration>
    <meta:editing-cycles>13</meta:editing-cycles>
    <meta:generator>LibreOffice/25.2.7.2$Windows_X86_64 LibreOffice_project/5cbfd1ab6520636bb5f7b99185aa69bd7456825d</meta:generator>
    <meta:document-statistic meta:table-count="0" meta:image-count="0" meta:object-count="0" meta:page-count="6" meta:paragraph-count="119" meta:word-count="1290" meta:character-count="7736" meta:non-whitespace-character-count="6453"/>
  </office:meta>
</office:document-meta>
</file>